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807cm" fo:min-width="4.10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textarea-vertical-align="middle" draw:auto-grow-height="true" draw:auto-grow-width="false" fo:min-height="3.011cm" fo:min-width="4.10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100%" draw:textarea-horizontal-align="left" draw:auto-grow-height="true" draw:auto-grow-width="false" fo:min-height="3.011cm" fo:min-width="4.10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ffffff" draw:marker-start-width="0.252cm" draw:marker-end-width="0.252cm" svg:stroke-opacity="0%" draw:fill="none" draw:fill-color="#ffffff" draw:opacity="3%" draw:textarea-horizontal-align="left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ffffff" draw:marker-start-width="0.252cm" draw:marker-end-width="0.252cm" svg:stroke-opacity="0%" draw:fill="none" draw:fill-color="#ffffff" draw:opacity="3%" draw:textarea-horizontal-align="left" draw:auto-grow-height="true" draw:auto-grow-width="false" fo:min-height="0.991cm" fo:min-width="4.103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_20_concave" draw:marker-end-width="0.379cm" draw:fill="non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5.177cm" fo:min-width="4.10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3.466cm" fo:min-width="4.10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4.456cm" fo:min-width="4.103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="" draw:marker-end-width="0.379cm" draw:fill="non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100%" draw:textarea-horizontal-align="left" draw:auto-grow-height="true" draw:auto-grow-width="false" fo:min-height="4.456cm" fo:min-width="4.103cm" fo:padding-top="0.142cm" fo:padding-bottom="0.142cm" fo:padding-left="0.267cm" fo:padding-right="0.267cm" draw:shadow-offset-x="0.203cm" draw:shadow-offset-y="0.203cm" draw:shadow-opacity="100%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100%" draw:textarea-horizontal-align="left" draw:auto-grow-height="true" draw:auto-grow-width="false" fo:min-height="3.466cm" fo:min-width="4.103cm" fo:padding-top="0.142cm" fo:padding-bottom="0.142cm" fo:padding-left="0.267cm" fo:padding-right="0.267cm" draw:shadow-offset-x="0.203cm" draw:shadow-offset-y="0.203cm" draw:shadow-opacity="100%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35cm" svg:stroke-color="#000000" draw:marker-start-width="0.252cm" draw:marker-end-width="0.252cm" svg:stroke-opacity="100%" draw:fill="none" draw:fill-color="#ffffff" draw:opacity="100%" draw:opacity-name="Transparency_20_1" draw:textarea-horizontal-align="left" draw:auto-grow-height="true" draw:auto-grow-width="false" fo:min-height="1.486cm" fo:min-width="4.103cm" fo:padding-top="0.142cm" fo:padding-bottom="0.142cm" fo:padding-left="0.267cm" fo:padding-right="0.267cm" draw:shadow-offset-x="0.203cm" draw:shadow-offset-y="0.203cm" draw:shadow-opacity="100%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_20_concave" draw:marker-end-width="0.379cm" draw:fill="solid" draw:fill-color="#ffffff" draw:opacity="100%" fo:padding-top="0.151cm" fo:padding-bottom="0.151cm" fo:padding-left="0.276cm" fo:padding-right="0.276cm" draw:shadow-offset-x="0.203cm" draw:shadow-offset-y="0.203cm" draw:shadow-opacity="100%"/>
    </style:style>
    <style:style style:name="gr16" style:family="graphic" style:parent-style-name="objectwithoutfill">
      <style:graphic-properties draw:stroke="dash" draw:stroke-dash="Double_20_Dot" svg:stroke-width="0.051cm" draw:marker-start-width="0.279cm" draw:marker-end="" draw:marker-end-width="0.381cm" draw:fill="non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Math"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atin Modern Math" fo:font-size="16pt" style:font-size-asian="16pt" style:font-size-complex="16pt"/>
    </style:style>
    <style:style style:name="P5" style:family="paragraph">
      <loext:graphic-properties draw:fill="none" draw:fill-color="#ffffff" draw:opacity="100%"/>
      <style:paragraph-properties fo:text-align="start" style:writing-mode="lr-tb"/>
      <style:text-properties fo:color="#000000" style:font-name="Latin Modern Math" fo:font-size="16pt" style:font-size-asian="16pt" style:font-size-complex="16pt"/>
    </style:style>
    <style:style style:name="P6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fo:font-style="normal" style:text-underline-style="solid" style:text-underline-width="auto" style:text-underline-color="font-color" fo:font-weight="bold" style:font-size-asian="16pt" style:font-style-asian="normal" style:font-size-complex="16pt" style:font-style-complex="normal"/>
    </style:style>
    <style:style style:name="P7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fo:font-weight="bold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style:font-size-asian="16pt" style:font-size-complex="16pt"/>
    </style:style>
    <style:style style:name="P10" style:family="paragraph">
      <loext:graphic-properties draw:fill="none" draw:fill-color="#ffffff" draw:opacity="100%" draw:opacity-name="Transparency_20_1"/>
      <style:paragraph-properties fo:text-align="start" style:writing-mode="lr-tb"/>
      <style:text-properties fo:color="#000000" style:font-name="Latin Modern Math" fo:font-size="16pt" style:font-size-asian="16pt" style:font-size-complex="16pt"/>
    </style:style>
    <style:style style:name="P11" style:family="paragraph">
      <loext:graphic-properties draw:fill="solid" draw:fill-color="#ffffff" draw:opacity="100%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atin Modern Math" fo:font-size="16pt" style:font-size-asian="16pt" style:font-size-complex="16pt"/>
    </style:style>
    <style:style style:name="T2" style:family="text">
      <style:text-properties style:font-name="Latin Modern Mat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Latin Modern Math" fo:font-size="14pt" style:font-size-asian="14pt" style:font-size-complex="14pt"/>
    </style:style>
    <style:style style:name="T4" style:family="text">
      <style:text-properties fo:color="#000000" style:font-name="Latin Modern Mat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Latin Modern Math" fo:font-size="14pt" style:font-size-asian="14pt" style:font-size-complex="14pt"/>
    </style:style>
    <style:style style:name="T6" style:family="text">
      <style:text-properties fo:color="#000000" style:font-name="Latin Modern Math" fo:font-size="14pt" fo:font-weight="bold" style:font-size-asian="14pt" style:font-size-complex="14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atin Modern Math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2.293cm" svg:height="2.091cm" svg:x="0.093cm" svg:y="6.115cm">
          <draw:text-box>
            <text:p text:style-name="P1"><text:span text:style-name="T1">Input images</text:span></text:p>
          </draw:text-box>
        </draw:frame>
        <draw:frame draw:style-name="gr2" draw:text-style-name="P4" xml:id="id5" draw:id="id5" draw:layer="layout" svg:width="5.258cm" svg:height="3.295cm" svg:x="3.164cm" svg:y="10.23cm">
          <draw:text-box>
            <text:p text:style-name="P3"><text:span text:style-name="T2">Color of Textures</text:span><text:span text:style-name="T3">:</text:span></text:p>
            <text:list text:style-name="L1">
              <text:list-item>
                <text:p text:style-name="P3"><text:span text:style-name="T3">Gabor filters &amp; 2ch-complex color</text:span></text:p>
              </text:list-item>
            </text:list>
          </draw:text-box>
        </draw:frame>
        <draw:frame draw:style-name="gr1" draw:text-style-name="P4" xml:id="id4" draw:id="id4" draw:layer="layout" svg:width="4.382cm" svg:height="2.091cm" svg:x="3.602cm" svg:y="7.863cm">
          <draw:text-box>
            <text:p text:style-name="P3"><text:span text:style-name="T2">Texture</text:span><text:span text:style-name="T3">:</text:span></text:p>
            <text:list text:style-name="L1">
              <text:list-item>
                <text:p text:style-name="P3"><text:span text:style-name="T3">Gabor filters</text:span></text:p>
              </text:list-item>
            </text:list>
          </draw:text-box>
        </draw:frame>
        <draw:frame draw:style-name="gr3" draw:text-style-name="P5" xml:id="id3" draw:id="id3" draw:layer="layout" svg:width="4.339cm" svg:height="3.295cm" svg:x="3.624cm" svg:y="4.292cm">
          <draw:text-box>
            <text:p text:style-name="P3"><text:span text:style-name="T4">Color</text:span><text:span text:style-name="T5">:</text:span></text:p>
            <text:list text:style-name="L1">
              <text:list-item>
                <text:p text:style-name="P3"><text:span text:style-name="T5">Global &amp; local distributions</text:span></text:p>
              </text:list-item>
            </text:list>
          </draw:text-box>
        </draw:frame>
        <draw:frame draw:style-name="gr4" draw:text-style-name="P6" draw:layer="layout" svg:width="4.447cm" svg:height="1.77cm" svg:x="3.522cm" svg:y="-0.003cm">
          <draw:text-box>
            <text:p text:style-name="P3"><text:span text:style-name="T6">IMAGE</text:span></text:p>
            <text:p text:style-name="P3"><text:span text:style-name="T6">INFORMATION</text:span></text:p>
            <text:p text:style-name="P3"><text:span text:style-name="T6">EXTRACTION</text:span></text:p>
          </draw:text-box>
        </draw:frame>
        <draw:frame draw:style-name="gr5" draw:text-style-name="P7" draw:layer="layout" svg:width="5.059cm" svg:height="1.275cm" svg:x="22.467cm" svg:y="0.245cm">
          <draw:text-box>
            <text:p text:style-name="P3"><text:span text:style-name="T6">FEATURE SPACE APPLICATION</text:span></text:p>
          </draw:text-box>
        </draw:frame>
        <draw:connector draw:style-name="gr6" draw:text-style-name="P8" draw:layer="layout" draw:type="line" svg:x1="2.386cm" svg:y1="7.16cm" svg:x2="3.647cm" svg:y2="2.97cm" draw:start-shape="id1" draw:start-glue-point="1" draw:end-shape="id2" draw:end-glue-point="3" svg:d="M2386 7160l1261-4190" svg:viewBox="0 0 1262 4191">
          <text:p/>
        </draw:connector>
        <draw:connector draw:style-name="gr6" draw:text-style-name="P8" draw:layer="layout" draw:type="line" svg:x1="2.386cm" svg:y1="7.16cm" svg:x2="3.624cm" svg:y2="5.939cm" draw:start-shape="id1" draw:start-glue-point="1" draw:end-shape="id3" draw:end-glue-point="3" svg:d="M2386 7160l1238-1221" svg:viewBox="0 0 1239 1222">
          <text:p/>
        </draw:connector>
        <draw:connector draw:style-name="gr6" draw:text-style-name="P8" draw:layer="layout" draw:type="line" svg:x1="2.386cm" svg:y1="7.16cm" svg:x2="3.602cm" svg:y2="8.908cm" draw:start-shape="id1" draw:start-glue-point="1" draw:end-shape="id4" draw:end-glue-point="3" svg:d="M2386 7160l1216 1748" svg:viewBox="0 0 1217 1749">
          <text:p/>
        </draw:connector>
        <draw:frame draw:style-name="gr7" draw:text-style-name="P9" xml:id="id2" draw:id="id2" draw:layer="layout" svg:width="4.293cm" svg:height="1.77cm" svg:x="3.647cm" svg:y="2.085cm">
          <draw:text-box>
            <text:p text:style-name="P3"><text:span text:style-name="T4">Contours</text:span><text:span text:style-name="T5">:</text:span></text:p>
            <text:list text:style-name="L1">
              <text:list-item>
                <text:p text:style-name="P1"><text:span text:style-name="T5">Zero-crossings</text:span></text:p>
              </text:list-item>
            </text:list>
          </draw:text-box>
        </draw:frame>
        <draw:connector draw:style-name="gr6" draw:text-style-name="P8" draw:layer="layout" draw:type="line" svg:x1="2.386cm" svg:y1="7.16cm" svg:x2="3.164cm" svg:y2="11.877cm" draw:start-shape="id1" draw:start-glue-point="1" draw:end-shape="id5" draw:end-glue-point="3" svg:d="M2386 7160l778 4717" svg:viewBox="0 0 779 4718">
          <text:p/>
        </draw:connector>
        <draw:frame draw:style-name="gr5" draw:text-style-name="P6" draw:layer="layout" svg:width="5.069cm" svg:height="1.275cm" svg:x="10.661cm" svg:y="0.245cm">
          <draw:text-box>
            <text:p text:style-name="P3"><text:span text:style-name="T6">FEATURE </text:span><text:span text:style-name="T6">SPACE </text:span><text:span text:style-name="T6">CONSTRUCTI</text:span><text:span text:style-name="T6">ON</text:span></text:p>
          </draw:text-box>
        </draw:frame>
        <draw:frame draw:style-name="gr8" draw:text-style-name="P9" xml:id="id6" draw:id="id6" draw:layer="layout" svg:width="7.214cm" svg:height="5.461cm" svg:x="9.573cm" svg:y="4.43cm">
          <draw:text-box>
            <text:p text:style-name="P3"><text:span text:style-name="T4">Statistical, </text:span><text:span text:style-name="T4">geometric and </text:span><text:span text:style-name="T4">perpetual tools</text:span><text:span text:style-name="T5">:</text:span></text:p>
            <text:p text:style-name="P3"><text:span text:style-name="T5"/></text:p>
            <text:list text:style-name="L1">
              <text:list-item>
                <text:p text:style-name="P3"><text:span text:style-name="T5">A contrario </text:span><text:span text:style-name="T5">framework</text:span></text:p>
              </text:list-item>
              <text:list-item>
                <text:p text:style-name="P3"><text:span text:style-name="T5">Gestalt laws</text:span></text:p>
              </text:list-item>
              <text:list-item>
                <text:p text:style-name="P3"><text:span text:style-name="T5">Superpixels</text:span></text:p>
              </text:list-item>
              <text:list-item>
                <text:p text:style-name="P3"><text:span text:style-name="T5">Spectral </text:span><text:span text:style-name="T5">decomposition</text:span></text:p>
              </text:list-item>
              <text:list-item>
                <text:p text:style-name="P3"><text:span text:style-name="T5">Morphology </text:span><text:span text:style-name="T5">operators</text:span></text:p>
              </text:list-item>
              <text:list-item>
                <text:p text:style-name="P3"><text:span text:style-name="T5">Optimal </text:span><text:span text:style-name="T5">transport</text:span></text:p>
              </text:list-item>
            </text:list>
          </draw:text-box>
        </draw:frame>
        <draw:frame draw:style-name="gr9" draw:text-style-name="P9" xml:id="id7" draw:id="id7" draw:layer="layout" svg:width="7.233cm" svg:height="3.75cm" svg:x="17.918cm" svg:y="2.527cm">
          <draw:text-box>
            <text:p text:style-name="P3"><text:span text:style-name="T4">Machine learning </text:span><text:span text:style-name="T4">algorithms</text:span><text:span text:style-name="T5">:</text:span></text:p>
            <text:list text:style-name="L1">
              <text:list-header>
                <text:p text:style-name="P3"><text:span text:style-name="T5"/></text:p>
              </text:list-header>
              <text:list-item>
                <text:p text:style-name="P3"><text:span text:style-name="T5">Anomaly detector</text:span></text:p>
              </text:list-item>
              <text:list-item>
                <text:p text:style-name="P3"><text:span text:style-name="T5">Affinity </text:span><text:span text:style-name="T5">propagation</text:span></text:p>
              </text:list-item>
              <text:list-item>
                <text:p text:style-name="P3"><text:span text:style-name="T5">K-means </text:span></text:p>
              </text:list-item>
              <text:list-item>
                <text:p text:style-name="P3"><text:span text:style-name="T5">Spectral clustering</text:span></text:p>
              </text:list-item>
              <text:list-item>
                <text:p text:style-name="P3"><text:span text:style-name="T5">Hierarchical </text:span><text:span text:style-name="T5">segmentation</text:span></text:p>
              </text:list-item>
            </text:list>
          </draw:text-box>
        </draw:frame>
        <draw:frame draw:style-name="gr10" draw:text-style-name="P9" xml:id="id8" draw:id="id8" draw:layer="layout" svg:width="6.096cm" svg:height="4.74cm" svg:x="25.859cm" svg:y="2.032cm">
          <draw:text-box>
            <text:p text:style-name="P3"><text:span text:style-name="T4">Applica</text:span><text:span text:style-name="T4">tions</text:span><text:span text:style-name="T5">:</text:span></text:p>
            <text:p text:style-name="P3"><text:span text:style-name="T5"/></text:p>
            <text:list text:style-name="L1">
              <text:list-item>
                <text:p text:style-name="P3"><text:span text:style-name="T5">Obje</text:span><text:span text:style-name="T5">ct </text:span><text:span text:style-name="T5">detec</text:span><text:span text:style-name="T5">tion </text:span><text:span text:style-name="T5">and </text:span><text:span text:style-name="T5">recog</text:span><text:span text:style-name="T5">nitio</text:span><text:span text:style-name="T5">n</text:span></text:p>
              </text:list-item>
              <text:list-item>
                <text:p text:style-name="P3"><text:span text:style-name="T5">Imag</text:span><text:span text:style-name="T5">e </text:span><text:span text:style-name="T5">retrie</text:span><text:span text:style-name="T5">val </text:span><text:span text:style-name="T5">syste</text:span><text:span text:style-name="T5">m</text:span></text:p>
              </text:list-item>
              <text:list-item>
                <text:p text:style-name="P3"><text:span text:style-name="T5">Perc</text:span><text:span text:style-name="T5">eptu</text:span><text:span text:style-name="T5">al </text:span><text:span text:style-name="T5">boun</text:span><text:span text:style-name="T5">dary </text:span><text:span text:style-name="T5">detec</text:span><text:span text:style-name="T5">tion</text:span></text:p>
              </text:list-item>
              <text:list-item>
                <text:p text:style-name="P3"><text:span text:style-name="T5">Inter</text:span><text:span text:style-name="T5">activ</text:span><text:span text:style-name="T5">e </text:span><text:span text:style-name="T5">objec</text:span><text:span text:style-name="T5">t </text:span><text:span text:style-name="T5">segm</text:span><text:span text:style-name="T5">entat</text:span><text:span text:style-name="T5">ion</text:span></text:p>
              </text:list-item>
            </text:list>
          </draw:text-box>
        </draw:frame>
        <draw:connector draw:style-name="gr11" draw:text-style-name="P8" draw:layer="layout" draw:type="line" svg:x1="7.94cm" svg:y1="2.97cm" svg:x2="9.573cm" svg:y2="7.16cm" draw:start-shape="id2" draw:start-glue-point="1" draw:end-shape="id6" draw:end-glue-point="3" svg:d="M7940 2970l1633 4190" svg:viewBox="0 0 1634 4191">
          <text:p/>
        </draw:connector>
        <draw:connector draw:style-name="gr11" draw:text-style-name="P8" draw:layer="layout" draw:type="line" svg:x1="7.963cm" svg:y1="5.939cm" svg:x2="9.573cm" svg:y2="7.16cm" draw:start-shape="id3" draw:start-glue-point="1" draw:end-shape="id6" draw:end-glue-point="3" svg:d="M7963 5939l1610 1221" svg:viewBox="0 0 1611 1222">
          <text:p/>
        </draw:connector>
        <draw:connector draw:style-name="gr11" draw:text-style-name="P8" draw:layer="layout" draw:type="line" svg:x1="7.984cm" svg:y1="8.908cm" svg:x2="9.573cm" svg:y2="7.16cm" draw:start-shape="id4" draw:start-glue-point="1" draw:end-shape="id6" draw:end-glue-point="3" svg:d="M7984 8908l1589-1748" svg:viewBox="0 0 1590 1749">
          <text:p/>
        </draw:connector>
        <draw:connector draw:style-name="gr11" draw:text-style-name="P8" draw:layer="layout" draw:type="line" svg:x1="8.422cm" svg:y1="11.877cm" svg:x2="9.573cm" svg:y2="7.16cm" draw:start-shape="id5" draw:start-glue-point="1" draw:end-shape="id6" draw:end-glue-point="3" svg:d="M8422 11877l1151-4717" svg:viewBox="0 0 1152 4718">
          <text:p/>
        </draw:connector>
        <draw:connector draw:style-name="gr6" draw:text-style-name="P8" draw:layer="layout" draw:type="line" svg:x1="16.787cm" svg:y1="7.16cm" svg:x2="17.918cm" svg:y2="4.402cm" draw:start-shape="id6" draw:start-glue-point="1" draw:end-shape="id7" draw:end-glue-point="3" svg:d="M16787 7160l1131-2758" svg:viewBox="0 0 1132 2759">
          <text:p/>
        </draw:connector>
        <draw:connector draw:style-name="gr6" draw:text-style-name="P8" draw:layer="layout" draw:type="line" svg:x1="25.151cm" svg:y1="4.402cm" svg:x2="25.859cm" svg:y2="4.402cm" draw:start-shape="id7" draw:start-glue-point="1" draw:end-shape="id8" draw:end-glue-point="3" svg:d="M25151 4402h708" svg:viewBox="0 0 709 1">
          <text:p/>
        </draw:connector>
        <draw:frame draw:style-name="gr12" draw:text-style-name="P5" xml:id="id9" draw:id="id9" draw:layer="layout" svg:width="6.35cm" svg:height="4.74cm" svg:x="18.166cm" svg:y="6.614cm">
          <draw:text-box>
            <text:p text:style-name="P3"><text:span text:style-name="T4">Supervised learning </text:span><text:span text:style-name="T4">techniques</text:span><text:span text:style-name="T5">:</text:span></text:p>
            <text:list text:style-name="L1">
              <text:list-header>
                <text:p text:style-name="P3"><text:span text:style-name="T5"/></text:p>
              </text:list-header>
              <text:list-item>
                <text:p text:style-name="P3"><text:span text:style-name="T5">Linear </text:span><text:span text:style-name="T5">regression/ </text:span><text:span text:style-name="T5">classification</text:span></text:p>
              </text:list-item>
              <text:list-item>
                <text:p text:style-name="P3"><text:span text:style-name="T7">Non-linear </text:span><text:span text:style-name="T5">regression/classif</text:span><text:span text:style-name="T5">ication</text:span></text:p>
              </text:list-item>
              <text:list-item>
                <text:p text:style-name="P3"><text:span text:style-name="T5">Deep learning </text:span><text:span text:style-name="T5">architectures</text:span></text:p>
              </text:list-item>
            </text:list>
          </draw:text-box>
        </draw:frame>
        <draw:frame draw:style-name="gr13" draw:text-style-name="P5" xml:id="id10" draw:id="id10" draw:layer="layout" svg:width="4.699cm" svg:height="3.75cm" svg:x="25.405cm" svg:y="7.109cm">
          <draw:text-box>
            <text:p text:style-name="P3"><text:span text:style-name="T4">Applications</text:span><text:span text:style-name="T5">:</text:span></text:p>
            <text:p text:style-name="P3"><text:span text:style-name="T5"/></text:p>
            <text:list text:style-name="L1">
              <text:list-item>
                <text:p text:style-name="P3"><text:span text:style-name="T5">Parameter optimization</text:span></text:p>
              </text:list-item>
              <text:list-item>
                <text:p text:style-name="P3"><text:span text:style-name="T5">Object proposal</text:span></text:p>
              </text:list-item>
              <text:list-item>
                <text:p text:style-name="P3"><text:span text:style-name="T5">Semantic segmentation</text:span></text:p>
              </text:list-item>
            </text:list>
          </draw:text-box>
        </draw:frame>
        <draw:frame draw:style-name="gr14" draw:text-style-name="P10" xml:id="id11" draw:id="id11" draw:layer="layout" svg:width="5.761cm" svg:height="1.77cm" svg:x="18.461cm" svg:y="11.743cm">
          <draw:text-box>
            <text:p text:style-name="P3"><text:span text:style-name="T4">Annotated information</text:span><text:span text:style-name="T5">:</text:span></text:p>
            <text:list text:style-name="L1">
              <text:list-item>
                <text:p text:style-name="P3"><text:span text:style-name="T5">Human segmentation</text:span></text:p>
              </text:list-item>
              <text:list-item>
                <text:p text:style-name="P3"><text:span text:style-name="T5">Semantic data</text:span></text:p>
              </text:list-item>
            </text:list>
          </draw:text-box>
        </draw:frame>
        <draw:connector draw:style-name="gr15" draw:text-style-name="P11" draw:layer="layout" draw:type="line" svg:x1="16.787cm" svg:y1="7.16cm" svg:x2="18.166cm" svg:y2="8.984cm" draw:start-shape="id6" draw:start-glue-point="1" draw:end-shape="id9" draw:end-glue-point="3" svg:d="M16787 7160l1379 1824" svg:viewBox="0 0 1380 1825">
          <text:p/>
        </draw:connector>
        <draw:connector draw:style-name="gr15" draw:text-style-name="P11" draw:layer="layout" draw:type="line" svg:x1="24.516cm" svg:y1="8.984cm" svg:x2="25.405cm" svg:y2="8.984cm" draw:start-shape="id9" draw:start-glue-point="1" draw:end-shape="id10" draw:end-glue-point="3" svg:d="M24516 8984h889" svg:viewBox="0 0 890 1">
          <text:p/>
        </draw:connector>
        <draw:line draw:style-name="gr16" draw:text-style-name="P12" draw:layer="layout" svg:x1="17.399cm" svg:y1="-0.1cm" svg:x2="17.399cm" svg:y2="14.151cm">
          <text:p/>
        </draw:line>
        <draw:connector draw:style-name="gr11" draw:text-style-name="P8" draw:layer="layout" draw:type="line" svg:x1="21.341cm" svg:y1="11.354cm" svg:x2="21.341cm" svg:y2="11.743cm" draw:start-shape="id9" draw:start-glue-point="2" draw:end-shape="id11" draw:end-glue-point="0" svg:d="M21341 11354v389" svg:viewBox="0 0 1 390">
          <text:p/>
        </draw:connector>
        <draw:line draw:style-name="gr16" draw:text-style-name="P12" draw:layer="layout" svg:x1="8.699cm" svg:y1="-0.099cm" svg:x2="8.699cm" svg:y2="14.152cm">
          <text:p/>
        </draw:line>
        <draw:line draw:style-name="gr16" draw:text-style-name="P12" draw:layer="layout" svg:x1="2.699cm" svg:y1="-0.098cm" svg:x2="2.699cm" svg:y2="14.1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029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6T17:49:45.180926277</meta:creation-date>
    <dc:date>2021-01-18T16:21:23.167978496</dc:date>
    <meta:editing-duration>PT10H26M30S</meta:editing-duration>
    <meta:editing-cycles>32</meta:editing-cycles>
    <meta:generator>LibreOffice/6.4.6.2$Linux_X86_64 LibreOffice_project/40$Build-2</meta:generator>
    <meta:document-statistic meta:object-count="30"/>
  </office:meta>
</office:document-meta>
</file>